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ditPubConf.prepareView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ditPubConf.doCheckExecutionConditions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ditPubConf.getProxyParameterName( String area , boolean ss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ditPubConf.do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ditPubConf.getPubli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